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6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6" table:number-columns-repeated="2"/>
          <table:table-cell table:style-name="ce46" office:value-type="string">
            <text:p>GPS</text:p>
          </table:table-cell>
          <table:table-cell table:style-name="ce51"/>
          <table:table-cell table:style-name="ce53" office:value-type="string">
            <text:p>extension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29_07-43-40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2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4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29_01-18-46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4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1-29_07-44-08_000.jpg</text:p>
          </table:table-cell>
          <table:table-cell table:style-name="ce27" office:value-type="string">
            <text:p>:m / daylog メモ / partial / 2022-1127</text:p>
          </table:table-cell>
          <table:table-cell table:style-name="ce20"/>
          <table:table-cell table:style-name="ce10"/>
          <table:table-cell table:style-name="ce10"/>
          <table:table-cell table:style-name="ce52" table:formula="of:=IF([.E4]=&quot;&quot;;[.C4];CONCATENATE([.C4];&quot; / &quot;;[.E4]))" office:value-type="string" office:string-value=":m / daylog メモ / partial / 2022-1127">
            <text:p>:m / daylog メモ / partial / 2022-1127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4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11-29_11-24-38_000.jpg</text:p>
          </table:table-cell>
          <table:table-cell table:style-name="ce27" office:value-type="string">
            <text:p>:m #*# / memo:other(m:other) / topic=習字, about=~,other=~,id=~,content=置;高;低;区;画;左;右;葉;膨;虐;殺;</text:p>
          </table:table-cell>
          <table:table-cell table:style-name="ce28"/>
          <table:table-cell table:style-name="ce10"/>
          <table:table-cell table:style-name="ce10"/>
          <table:table-cell table:style-name="ce52" table:formula="of:=IF([.E5]=&quot;&quot;;[.C5];CONCATENATE([.C5];&quot; / &quot;;[.E5]))" office:value-type="string" office:string-value=":m #*# / memo:other(m:other) / topic=習字, about=~,other=~,id=~,content=置;高;低;区;画;左;右;葉;膨;虐;殺;">
            <text:p>:m #*# / memo:other(m:other) / topic=習字, about=~,other=~,id=~,content=置;高;低;区;画;左;右;葉;膨;虐;殺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4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1-29_07-43-47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6];[.K6])" office:value-type="string" office:string-value="jpg">
            <text:p>jpg</text:p>
          </table:table-cell>
          <table:table-cell table:style-name="ce54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11-28_21-04-5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2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4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11-29_13-27-17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2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4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1-29_10-36-17_000.jpg</text:p>
          </table:table-cell>
          <table:table-cell table:style-name="ce20" office:value-type="string">
            <text:p>:m dessin,sketch / des. object=ロゼット：ヒメジョオン：葉 / genre=植物,source=~,location=~,other=~,memo~,found~,id=UCUB,occasion=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9]=&quot;&quot;;[.C9];CONCATENATE([.C9];&quot; / &quot;;[.E9]))" office:value-type="string" office:string-value=":m dessin,sketch / des. object=ロゼット：ヒメジョオン：葉 / genre=植物,source=~,location=~,other=~,memo~,found~,id=UCUB,occasion=~">
            <text:p>:m dessin,sketch / des. object=ロゼット：ヒメジョオン：葉 / genre=植物,source=~,location=~,other=~,memo~,found~,id=UCUB,occasion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4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1-29_11-24-20_000.jpg</text:p>
          </table:table-cell>
          <table:table-cell table:style-name="ce27" office:value-type="string">
            <text:p>:m #*# RES / free / res-id=V54B / theme=サンドクリーク虐殺 / genre=歴史；正義 / session-number=~ / doc=~,other=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0]=&quot;&quot;;[.C10];CONCATENATE([.C10];&quot; / &quot;;[.E10]))" office:value-type="string" office:string-value=":m #*# RES / free / res-id=V54B / theme=サンドクリーク虐殺 / genre=歴史；正義 / session-number=~ / doc=~,other=~">
            <text:p>:m #*# RES / free / res-id=V54B / theme=サンドクリーク虐殺 / genre=歴史；正義 / session-number=~ / doc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4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1-29_12-50-23_000.jpg</text:p>
          </table:table-cell>
          <table:table-cell table:style-name="ce27" office:value-type="string">
            <text:p>:m RES 1*1 / free# JVEMV6 83#_45:1 / 83. chemistry / topics=無機化学：水、水溶液,w=静電分極；誘電体；誘電分極；電気分極；静電誘導,s=~,i=~,other=~,next=~,doc=r-1-1~1.2:f-5.1#R.~2-5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1]=&quot;&quot;;[.C11];CONCATENATE([.C11];&quot; / &quot;;[.E11]))" office:value-type="string" office:string-value=":m RES 1*1 / free# JVEMV6 83#_45:1 / 83. chemistry / topics=無機化学：水、水溶液,w=静電分極；誘電体；誘電分極；電気分極；静電誘導,s=~,i=~,other=~,next=~,doc=r-1-1~1.2:f-5.1#R.~2-5">
            <text:p>:m RES 1*1 / free# JVEMV6 83#_45:1 / 83. chemistry / topics=無機化学：水、水溶液,w=静電分極；誘電体；誘電分極；電気分極；静電誘導,s=~,i=~,other=~,next=~,doc=r-1-1~1.2:f-5.1#R.~2-5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4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8" office:value-type="string">
            <text:p>2022-11-29_17-24-20_000.jpg</text:p>
          </table:table-cell>
          <table:table-cell table:style-name="ce27" office:value-type="string">
            <text:p>:m RES 1*2 / free# JVEMV6 83#_45:2 / 83. chemistry / topics=無機化学：水、水溶液,w=融解；気化熱；ナフタレン,s=~,i=~,other=~,next=~,doc=r-1-1~1.2:f-5.1#R.~2-5;f-5.2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2]=&quot;&quot;;[.C12];CONCATENATE([.C12];&quot; / &quot;;[.E12]))" office:value-type="string" office:string-value=":m RES 1*2 / free# JVEMV6 83#_45:2 / 83. chemistry / topics=無機化学：水、水溶液,w=融解；気化熱；ナフタレン,s=~,i=~,other=~,next=~,doc=r-1-1~1.2:f-5.1#R.~2-5;f-5.2">
            <text:p>:m RES 1*2 / free# JVEMV6 83#_45:2 / 83. chemistry / topics=無機化学：水、水溶液,w=融解；気化熱；ナフタレン,s=~,i=~,other=~,next=~,doc=r-1-1~1.2:f-5.1#R.~2-5;f-5.2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4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2-11-29_17-24-42_000.jpg</text:p>
          </table:table-cell>
          <table:table-cell table:style-name="ce27" office:value-type="string">
            <text:p>:m RES 2*2 / free# JVEMV6 83#_45:2 / 83. chemistry / topics=無機化学：水、水溶液,w=塩化ナトリウム；水和；溶媒和,s=~,i=~,other=~,next=~,doc=r-1-1~1.2:f-5.1#R.~2-5;f-5.2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3]=&quot;&quot;;[.C13];CONCATENATE([.C13];&quot; / &quot;;[.E13]))" office:value-type="string" office:string-value=":m RES 2*2 / free# JVEMV6 83#_45:2 / 83. chemistry / topics=無機化学：水、水溶液,w=塩化ナトリウム；水和；溶媒和,s=~,i=~,other=~,next=~,doc=r-1-1~1.2:f-5.1#R.~2-5;f-5.2">
            <text:p>:m RES 2*2 / free# JVEMV6 83#_45:2 / 83. chemistry / topics=無機化学：水、水溶液,w=塩化ナトリウム；水和；溶媒和,s=~,i=~,other=~,next=~,doc=r-1-1~1.2:f-5.1#R.~2-5;f-5.2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4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7" office:value-type="string">
            <text:p>2022-11-29_19-08-14_000.jpg</text:p>
          </table:table-cell>
          <table:table-cell table:style-name="ce27" office:value-type="string">
            <text:p>:m :篠笛,shinobue #*# / session-memo:session-1 / 1#1 / p.1:genre=prac:movement:wide-range,for=kan-otsu-,musescore=~ \\\ p.2:genre=log,for=rev:2022-11-27~p-1;2,musescore=~ <text:s/>\\\ p.2-&lt;2&gt;:genre=add:11-27~p-2;add:11-27~p-2:var,for=rev:2022-11-27~p-1;2,musescore=~ \\\ p.3:genre=melody:add,for=prev:2022-11-27~p-2:add-write:directives,musescore=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4]=&quot;&quot;;[.C14];CONCATENATE([.C14];&quot; / &quot;;[.E14]))" office:value-type="string" office:string-value=":m :篠笛,shinobue #*# / session-memo:session-1 / 1#1 / p.1:genre=prac:movement:wide-range,for=kan-otsu-,musescore=~ \\\ p.2:genre=log,for=rev:2022-11-27~p-1;2,musescore=~  \\\ p.2-&lt;2&gt;:genre=add:11-27~p-2;add:11-27~p-2:var,for=rev:2022-11-27~p-1;2,musescore=~ \\\ p.3:genre=melody:add,for=prev:2022-11-27~p-2:add-write:directives,musescore=~">
            <text:p>:m :篠笛,shinobue #*# / session-memo:session-1 / 1#1 / p.1:genre=prac:movement:wide-range,for=kan-otsu-,musescore=~ \\\ p.2:genre=log,for=rev:2022-11-27~p-1;2,musescore=~ <text:s/>\\\ p.2-&lt;2&gt;:genre=add:11-27~p-2;add:11-27~p-2:var,for=rev:2022-11-27~p-1;2,musescore=~ \\\ p.3:genre=melody:add,for=prev:2022-11-27~p-2:add-write:directives,musescore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4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4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16];[.K16])" office:value-type="float" office:value="0">
            <text:p>#VALUE!</text:p>
          </table:table-cell>
          <table:table-cell table:style-name="ce54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36"/>
          <table:table-cell table:style-name="ce29"/>
          <table:table-cell table:style-name="ce10"/>
          <table:table-cell table:style-name="ce10"/>
          <table:table-cell table:style-name="ce52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4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18];[.K18])" office:value-type="float" office:value="0">
            <text:p>#VALUE!</text:p>
          </table:table-cell>
          <table:table-cell table:style-name="ce54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4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4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4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4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4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4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4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4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4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4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4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4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4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4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4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4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4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4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4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47"/>
          <table:table-cell table:style-name="ce10"/>
          <table:table-cell table:style-name="ce10"/>
          <table:table-cell table:style-name="ce52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4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4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4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4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4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4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4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4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4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4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2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4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4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4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4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4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4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4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4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56];[.K56])" office:value-type="float" office:value="0">
            <text:p>#VALUE!</text:p>
          </table:table-cell>
          <table:table-cell table:style-name="ce54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4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58];[.K58])" office:value-type="float" office:value="0">
            <text:p>#VALUE!</text:p>
          </table:table-cell>
          <table:table-cell table:style-name="ce54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4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4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4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4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4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4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4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4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4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4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4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70];[.K70])" office:value-type="float" office:value="0">
            <text:p>#VALUE!</text:p>
          </table:table-cell>
          <table:table-cell table:style-name="ce54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4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4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4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4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4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4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4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4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4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4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4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4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4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4];[.K84])" office:value-type="float" office:value="0">
            <text:p>#VALUE!</text:p>
          </table:table-cell>
          <table:table-cell table:style-name="ce54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5];[.K85])" office:value-type="float" office:value="0">
            <text:p>#VALUE!</text:p>
          </table:table-cell>
          <table:table-cell table:style-name="ce54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86];[.K86])" office:value-type="float" office:value="0">
            <text:p>#VALUE!</text:p>
          </table:table-cell>
          <table:table-cell table:style-name="ce54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7];[.K87])" office:value-type="float" office:value="0">
            <text:p>#VALUE!</text:p>
          </table:table-cell>
          <table:table-cell table:style-name="ce54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88];[.K88])" office:value-type="float" office:value="0">
            <text:p>#VALUE!</text:p>
          </table:table-cell>
          <table:table-cell table:style-name="ce54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101]=&quot;&quot;;[.C101];CONCATENATE([.C101];&quot; / &quot;;[.E101]))" office:value-type="float" office:value="0">
            <text:p>0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2" table:formula="of:=IF([.E103]=&quot;&quot;;[.C103];CONCATENATE([.C103];&quot; / &quot;;[.E103]))" office:value-type="string" office:string-value="**">
            <text:p>**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7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8"/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2"/>
          <table:table-cell table:style-name="ce39"/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2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3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4" table:formula="of:=SUM([.C2:.C24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2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5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2" table:formula="of:=COUNTIF([.$C$2:.$C244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2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2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2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2" table:formula="of:=COUNTIF([.$C$2:.$C27];[.B3055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2" table:formula="of:=COUNTIF([.$C$2:.$C27];[.B3055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2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2" table:formula="of:=COUNTIF([.$C$2:.$C14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0:Sheet1.C275" table:on-update-keep-styles="true" table:on-update-keep-size="false"/>
        <table:database-range table:name="XXX" table:target-range-address="Sheet1.B270:Sheet1.B270" table:on-update-keep-styles="true" table:on-update-keep-size="false"/>
        <table:database-range table:name="XXX_music" table:target-range-address="Sheet1.B271:Sheet1.B27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2022/11/30</text:date>, <text:time>12:54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30T12:54:30.02</dc:date>
    <dc:creator>iwabuchi ken</dc:creator>
    <meta:editing-duration>P51DT9H30M50S</meta:editing-duration>
    <meta:editing-cycles>16603</meta:editing-cycles>
    <meta:document-statistic meta:table-count="2" meta:cell-count="920" meta:object-count="0"/>
    <meta:user-defined meta:name="qrichtext">1</meta:user-defined>
  </office:meta>
</office:document-meta>
</file>